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1.037cm" presentation:class="title" presentation:user-transformed="true">
          <draw:text-box>
            <text:p><text:span text:style-name="T1">Projet Python IENAC14</text:span><text:span text:style-name="T1"><text:line-break/></text:span><text:span text:style-name="T1">Groupe 12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.E.S.T :</text:span></text:p>
            <text:p><text:span text:style-name="T2">Visualisation des Equipements Sportifs Toulousa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chier .csv téléchargé sur Open Data Toulouse</text:p>
              </text:list-item>
              <text:list-item>
                <text:p>Conversion en .xls</text:p>
              </text:list-item>
              <text:list-item>
                <text:p>Lecture du fichier <text:span text:style-name="T3">→ </text:span><text:span text:style-name="T4">Module xlrd</text:span></text:p>
              </text:list-item>
              <text:list-item>
                <text:p><text:span text:style-name="T4">Recherche des coordonées </text:span><text:span text:style-name="T3">→ Module pygeocoder</text:span></text:p>
              </text:list-item>
              <text:list-item>
                <text:p><text:span text:style-name="T4">Mise en cache <text:s/></text:span><text:span text:style-name="T3">→ Module pickle</text:span></text:p>
              </text:list-item>
              <text:list-item>
                <text:p><text:span text:style-name="T3">Affichage → Suite Qt</text:span></text:p>
              </text:list-item>
              <text:list-item>
                <text:p><text:span text:style-name="T3">Requètes Internet → Module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1 :</text:p>
              </text:list-header>
              <text:list-item>
                <text:p>Visualisation</text:p>
              </text:list-item>
              <text:list-item>
                <text:p>Cache</text:p>
              </text:list-item>
              <text:list-item>
                <text:p>Clustering</text:p>
              </text:list-item>
              <text:list-item>
                <text:p>Proxy</text:p>
              </text:list-item>
              <text:list-item>
                <text:p>Filtres</text:p>
              </text:list-item>
              <text:list-item>
                <text:p>Recherche d'adresse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cénario 2 :</text:p>
              </text:list-header>
              <text:list-item>
                <text:p>Première utilisation</text:p>
              </text:list-item>
              <text:list-item>
                <text:p>Threding</text:p>
              </text:list-item>
              <text:list-item>
                <text:p>Interaction directe avec la carte (épingle)</text:p>
              </text:list-item>
              <text:list-item>
                <text:p>Recherche de trajet Tiss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Fonctionnalité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ecture de fichier</text:p>
              </text:list-item>
              <text:list-item>
                <text:p>Cache</text:p>
              </text:list-item>
              <text:list-item>
                <text:p>Niveaux de zoom</text:p>
              </text:list-item>
              <text:list-item>
                <text:p>Threading</text:p>
              </text:list-item>
              <text:list-item>
                <text:p>Clusters</text:p>
              </text:list-item>
              <text:list-item>
                <text:p>En-ligne/Hors-ligne</text:p>
              </text:list-item>
              <text:list-item>
                <text:p>Gestion des requêtes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roxy</text:p>
              </text:list-item>
              <text:list-item>
                <text:p>Filt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20:56:32.103516692</meta:creation-date>
    <dc:date>2015-01-22T21:31:05.687973063</dc:date>
    <meta:editing-duration>PT11M5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